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/>
      <style:text-properties style:font-name="Arial" style:text-underline-style="none" officeooo:rsid="00238848" officeooo:paragraph-rsid="00238848"/>
    </style:style>
    <style:style style:name="P3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/>
      <style:text-properties style:font-name="Arial" style:text-underline-style="none" officeooo:rsid="00238848" officeooo:paragraph-rsid="00250ffa"/>
    </style:style>
    <style:style style:name="P4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/>
      <style:text-properties style:font-name="Arial" style:text-underline-style="none" officeooo:rsid="00238848" officeooo:paragraph-rsid="00263b66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1eda21" officeooo:paragraph-rsid="001eda21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1ef14b" officeooo:paragraph-rsid="001ef14b"/>
    </style:style>
    <style:style style:name="P7" style:family="paragraph" style:parent-style-name="Text_20_body">
      <style:paragraph-properties fo:text-align="start" style:justify-single-word="false"/>
      <style:text-properties style:font-name="Arial" style:text-underline-style="none" officeooo:rsid="001ef14b" officeooo:paragraph-rsid="001ef14b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1f3613" officeooo:paragraph-rsid="001f3613"/>
    </style:style>
    <style:style style:name="P9" style:family="paragraph" style:parent-style-name="Text_20_body">
      <style:paragraph-properties fo:text-align="start" style:justify-single-word="false"/>
      <style:text-properties style:font-name="Arial" style:text-underline-style="none" officeooo:rsid="0021aeb6" officeooo:paragraph-rsid="0021aeb6"/>
    </style:style>
    <style:style style:name="P10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/>
      <style:text-properties style:font-name="Arial" style:text-underline-style="none" officeooo:rsid="00250ffa" officeooo:paragraph-rsid="00250ffa"/>
    </style:style>
    <style:style style:name="P11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/>
      <style:text-properties style:font-name="Arial" style:text-underline-style="none" officeooo:rsid="00250ffa" officeooo:paragraph-rsid="00238848"/>
    </style:style>
    <style:style style:name="P12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/>
      <style:text-properties style:font-name="Arial" style:text-underline-style="none" officeooo:rsid="00268fcd" officeooo:paragraph-rsid="00268fcd"/>
    </style:style>
    <style:style style:name="P13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eda21" officeooo:paragraph-rsid="001eda21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ef14b" officeooo:paragraph-rsid="001ef14b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21aeb6" officeooo:paragraph-rsid="0021aeb6"/>
    </style:style>
    <style:style style:name="P16" style:family="paragraph" style:parent-style-name="Standard">
      <style:paragraph-properties fo:text-align="start" style:justify-single-word="false" fo:break-before="page"/>
      <style:text-properties style:font-name="Arial" style:text-underline-style="solid" style:text-underline-width="auto" style:text-underline-color="font-color" officeooo:rsid="0021aeb6" officeooo:paragraph-rsid="0021aeb6"/>
    </style:style>
    <style:style style:name="P17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 fo:break-before="page"/>
      <style:text-properties style:font-name="Arial" style:text-underline-style="solid" style:text-underline-width="auto" style:text-underline-color="font-color" officeooo:rsid="00268fcd" officeooo:paragraph-rsid="00268fcd"/>
    </style:style>
    <style:style style:name="P18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/>
      <style:text-properties style:font-name="Arial" style:text-underline-style="solid" style:text-underline-width="auto" style:text-underline-color="font-color" officeooo:rsid="00268fcd" officeooo:paragraph-rsid="00268fcd"/>
    </style:style>
    <style:style style:name="P19" style:family="paragraph" style:parent-style-name="Text_20_body">
      <style:text-properties style:font-name="Arial"/>
    </style:style>
    <style:style style:name="P20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eda21" officeooo:paragraph-rsid="001eda21"/>
    </style:style>
    <style:style style:name="P21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ef14b" officeooo:paragraph-rsid="001ef14b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eda21" officeooo:paragraph-rsid="001eda21"/>
    </style:style>
    <style:style style:name="P23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/>
      <style:text-properties style:font-name="Arial" style:text-underline-style="none" officeooo:rsid="00268fcd" officeooo:paragraph-rsid="00268fcd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paragraph-properties fo:margin-top="0cm" fo:margin-bottom="0cm" style:contextual-spacing="false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officeooo:rsid="001f3613"/>
    </style:style>
    <style:style style:name="T3" style:family="text">
      <style:text-properties officeooo:rsid="001ff4f5"/>
    </style:style>
    <style:style style:name="T4" style:family="text">
      <style:text-properties officeooo:rsid="00250ffa"/>
    </style:style>
    <style:style style:name="T5" style:family="text">
      <style:text-properties officeooo:rsid="0025dcd0"/>
    </style:style>
    <style:style style:name="T6" style:family="text">
      <style:text-properties officeooo:rsid="00263b66"/>
    </style:style>
    <style:style style:name="T7" style:family="text">
      <style:text-properties officeooo:rsid="00268fcd"/>
    </style:style>
    <style:style style:name="T8" style:family="text">
      <style:text-properties fo:color="#c9211e" loext:opacity="100%" officeooo:rsid="00268fcd"/>
    </style:style>
    <style:style style:name="T9" style:family="text">
      <style:text-properties officeooo:rsid="0026ad9c"/>
    </style:style>
    <style:style style:name="T10" style:family="text">
      <style:text-properties officeooo:rsid="002818aa"/>
    </style:style>
    <style:style style:name="T11" style:family="text">
      <style:text-properties officeooo:rsid="0029b06b"/>
    </style:style>
    <style:style style:name="T12" style:family="text">
      <style:text-properties officeooo:rsid="0029c61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Qualité dév </text:p>
      <text:p text:style-name="P20">TD1</text:p>
      <text:p text:style-name="P13"/>
      <text:p text:style-name="P22">Cas de test : ensemble des données d’entrée + résultat attendu </text:p>
      <text:p text:style-name="P22"><text:tab/><text:tab/><text:tab/><text:tab/><text:tab/><text:tab/> <text:s text:c="4"/>⇒ Oracle de test</text:p>
      <text:p text:style-name="P5"/>
      <text:p text:style-name="P5"/>
      <text:p text:style-name="P14">1) Test boîte noire :</text:p>
      <text:p text:style-name="P14"/>
      <text:p text:style-name="P7">Vous devez proposer des cas de test pour un programme dont la description est la suivante :<text:tab/></text:p>
      <text:section text:style-name="Sect1" text:name="yui_3_17_2_1_1674207712055_39">
        <text:p text:style-name="P19"><text:bookmark text:name="yui_3_17_2_1_1674207712055_38"/>Le programme considéré est un programme de reconnaissance de dates. Le programme admet en entrée une chaîne de caractères dont le format attendu est "jj/mm/aaaa" dans laquelle jj mm aaaa sont des caractères numériques correspondant respectivement aux jour, mois et année de la date. Le programme analyse la chaîne de caractère et produit :</text:p>
        <text:list text:style-name="L1">
          <text:list-item>
            <text:p text:style-name="P25">soit une erreur accompagnée d'un message caractérisant précisément la localisation de l'erreur constatée (dans le jour, dans le mois ou dans l'année) </text:p>
          </text:list-item>
          <text:list-item>
            <text:p text:style-name="P24"><text:span text:style-name="T1">soit la date est reconnue comme une date valide, elle est alors éditée pour la forme "jj mois aaaa" dans laquelle </text:span><text:span text:style-name="Emphasis"><text:span text:style-name="T1">mois</text:span></text:span><text:span text:style-name="T1"> est la forme en lettre du mois </text:span></text:p>
          </text:list-item>
        </text:list>
      </text:section>
      <text:p text:style-name="P6"/>
      <text:p text:style-name="P6">Cas de test : <text:s/>30/40/2192 = erreur mois </text:p>
      <text:p text:style-name="P6"><text:tab/><text:tab/>20/01/2023 = 20 janvier 2023</text:p>
      <text:p text:style-name="P6"><text:tab/><text:tab/>29/02/2023 = erreur jour</text:p>
      <text:p text:style-name="P6"><text:tab/><text:tab/>30/02/2014 = erreur jour </text:p>
      <text:p text:style-name="P6"><text:tab/><text:tab/>22/03/2150 = 22 mars 2150</text:p>
      <text:p text:style-name="P8"/>
      <text:p text:style-name="P21"><text:span text:style-name="T2">⇒ Ici 13,29,31,</text:span><text:span text:style-name="T6">32</text:span><text:span text:style-name="T2">,1 sont des valeurs intéressante</text:span><text:span text:style-name="T3">s</text:span><text:span text:style-name="T2"> car se sont des valeurs limites.</text:span><text:tab/></text:p>
      <text:p text:style-name="P21">⇒ Éviter les tests redondant, tester tous les mois .</text:p>
      <text:p text:style-name="P6"/>
      <text:p text:style-name="P15"/>
      <text:p text:style-name="P16">2) Test boîte blanche</text:p>
      <text:p text:style-name="P15"/>
      <text:p text:style-name="P9">public class DateEnChaine2 {</text:p>
      <text:p text:style-name="Preformatted_20_Text">private static String[] month = new String[]{"", "janvier", "février", "mars", </text:p>
      <text:p text:style-name="Preformatted_20_Text"><text:s/>"avril", "mai", "juin", "juillet", "aout", "septembre", "octobre", </text:p>
      <text:p text:style-name="P1"><text:s/>"novembre", "décembre"};</text:p>
      <text:p text:style-name="Preformatted_20_Text"><text:bookmark text:name="yui_3_17_2_1_1674209695139_36"/>public static String printDateOrError(String date) {</text:p>
      <text:p text:style-name="Preformatted_20_Text"><text:s text:c="3"/>if (date.length() != 10)</text:p>
      <text:p text:style-name="Preformatted_20_Text"><text:s text:c="6"/>return "format incorrect";</text:p>
      <text:p text:style-name="Preformatted_20_Text"><text:s text:c="3"/>if (date.charAt(2)!='/' || date.charAt(5)!='/')</text:p>
      <text:p text:style-name="Preformatted_20_Text"><text:s text:c="6"/>return "format incorrect, le séparateur doit être /";</text:p>
      <text:p text:style-name="Preformatted_20_Text"><text:s text:c="3"/>if (date.charAt(0)!='0' &amp;&amp; date.charAt(0)!='1' &amp;&amp; date.charAt(0)!='2' &amp;&amp; date.charAt(0)!='3')</text:p>
      <text:p text:style-name="Preformatted_20_Text"><text:s text:c="6"/>return "jour incorrect";</text:p>
      <text:p text:style-name="Preformatted_20_Text"><text:s text:c="3"/>if (date.charAt(3)!='0' &amp;&amp; date.charAt(3)!='1')</text:p>
      <text:p text:style-name="Preformatted_20_Text"><text:s text:c="6"/>return "mois incorrect";</text:p>
      <text:p text:style-name="Preformatted_20_Text"><text:s text:c="3"/>if (date.charAt(3)=='0' &amp;&amp; date.charAt(4)=='0')</text:p>
      <text:p text:style-name="Preformatted_20_Text"><text:s text:c="6"/>return "mois incorrect";</text:p>
      <text:p text:style-name="Preformatted_20_Text"><text:s text:c="3"/>if (date.charAt(3)=='1' &amp;&amp; date.charAt(4)!='0' &amp;&amp; </text:p>
      <text:p text:style-name="Preformatted_20_Text"><text:s text:c="7"/>date.charAt(4)!='1' &amp;&amp; date.charAt(4)!='2')</text:p>
      <text:p text:style-name="Preformatted_20_Text"><text:s text:c="6"/>return "mois incorrect";</text:p>
      <text:p text:style-name="Preformatted_20_Text"><text:s text:c="3"/>int jour = (date.charAt(0)-'0')*10 + date.charAt(1)-'0';</text:p>
      <text:p text:style-name="Preformatted_20_Text"><text:s text:c="3"/>int mois = (date.charAt(3)-'0')*10 + date.charAt(4)-'0';</text:p>
      <text:p text:style-name="Preformatted_20_Text"><text:s text:c="3"/>int annee = 0;</text:p>
      <text:p text:style-name="Preformatted_20_Text"><text:s text:c="3"/>for (int i = 6; i &lt;10 ; i++) {</text:p>
      <text:p text:style-name="Preformatted_20_Text"><text:s text:c="6"/>if (date.charAt(i)&lt;'0' || date.charAt(i)&gt;'9')</text:p>
      <text:p text:style-name="Preformatted_20_Text"><text:s text:c="9"/>return "caractère non numérique dans l'année";</text:p>
      <text:p text:style-name="Preformatted_20_Text"><text:s text:c="6"/>annee = annee*10 + date.charAt(i)-'0';</text:p>
      <text:p text:style-name="Preformatted_20_Text"><text:s text:c="3"/>}</text:p>
      <text:p text:style-name="Preformatted_20_Text"><text:s text:c="3"/>if (((mois%2==1 &amp;&amp; mois&lt;8) || (mois%2==0 &amp;&amp; mois&gt;7)) &amp;&amp; jour &lt;= 31)</text:p>
      <text:p text:style-name="Preformatted_20_Text"><text:s text:c="6"/>return (jour + " "+ month[mois] + " "+ annee );</text:p>
      <text:p text:style-name="Preformatted_20_Text"><text:s text:c="3"/>else if (mois==2 &amp;&amp; (jour&lt;=28 || (jour==29 &amp;&amp; annee%4==0)))</text:p>
      <text:p text:style-name="Preformatted_20_Text"><text:s text:c="6"/>return (jour + " février "+ annee);</text:p>
      <text:p text:style-name="Preformatted_20_Text"><text:s text:c="3"/>else if (jour&lt;=30)</text:p>
      <text:p text:style-name="Preformatted_20_Text"><text:s text:c="6"/>return (jour + " "+ month[mois] + " "+ annee );</text:p>
      <text:p text:style-name="Preformatted_20_Text"><text:s text:c="3"/>else</text:p>
      <text:p text:style-name="Preformatted_20_Text"><text:s text:c="6"/>return "jour incorrect par rapport au mois";</text:p>
      <text:p text:style-name="Preformatted_20_Text"><text:s text:c="3"/>}</text:p>
      <text:p text:style-name="P1">}</text:p>
      <text:p text:style-name="P3">Cas de test : <text:s text:c="4"/><text:span text:style-name="T4">1/01/2023 = format incorrect</text:span></text:p>
      <text:p text:style-name="P10"><text:tab/><text:tab/>20/04-2024 = format incorrect le séparateur doit être /</text:p>
      <text:p text:style-name="P11"><text:tab/><text:tab/>20/00/2022 = mois incorrect</text:p>
      <text:p text:style-name="P2"><text:tab/><text:tab/><text:span text:style-name="T4">40/01/2023 = jour incorrect</text:span></text:p>
      <text:p text:style-name="P2"><text:tab/><text:tab/><text:span text:style-name="T5">28/02/12 = format incorrect</text:span></text:p>
      <text:p text:style-name="P2"><text:tab/><text:tab/><text:span text:style-name="T6">32/10/2019 = jour incorrect par rapport au mois</text:span></text:p>
      <text:p text:style-name="P4"><text:tab/><text:tab/><text:span text:style-name="T6">29/02/2003 = jour incorrect par rapport au mois</text:span></text:p>
      <text:p text:style-name="P4"><text:tab/><text:tab/><text:span text:style-name="T6">12/14/2023 = mois incorrect </text:span></text:p>
      <text:p text:style-name="P4"><text:tab/><text:tab/><text:span text:style-name="T6">01/01/2023 = 01 janvier 2023</text:span></text:p>
      <text:p text:style-name="P4"><text:tab/><text:tab/><text:span text:style-name="T7">00/05/2005 = jour incorrect ⇒ </text:span><text:span text:style-name="T8">Verdict K.O</text:span></text:p>
      <text:p text:style-name="P4"><text:tab/><text:tab/><text:span text:style-name="T7">3//01/2000 = 29 janvier 2000</text:span></text:p>
      <text:p text:style-name="P17">3) Test boîte blanche</text:p>
      <text:p text:style-name="P18"/>
      <text:p text:style-name="P12">public class DateEnChaine1 {</text:p>
      <text:p text:style-name="Preformatted_20_Text"><text:s text:c="3"/>private static int[] dayOfMonth = new int[]{31, 28, 31, 30, 31, 30, 31, 31, 30, 31, 30, 31};</text:p>
      <text:p text:style-name="Preformatted_20_Text"><text:s text:c="3"/>private static String[] month = new String[]{"janvier", "février", "mars", </text:p>
      <text:p text:style-name="Preformatted_20_Text"><text:s text:c="4"/>"avril", "mai", "juin", "juillet", "aout", "septembre", "octobre", </text:p>
      <text:p text:style-name="Preformatted_20_Text"><text:s text:c="4"/>"novembre", "décembre"};</text:p>
      <text:p text:style-name="P1"><text:s text:c="3"/>private static String[] champ = new String[]{"le jour", "le mois", "l'année"};</text:p>
      <text:p text:style-name="Preformatted_20_Text"><text:s text:c="2"/>public static String printDateOrError(String date) {</text:p>
      <text:p text:style-name="Preformatted_20_Text"><text:s text:c="5"/>String [] joursMoisAnnee = date.split("/");</text:p>
      <text:p text:style-name="Preformatted_20_Text"><text:s text:c="5"/>if (joursMoisAnnee.length != 3)</text:p>
      <text:p text:style-name="Preformatted_20_Text"><text:s text:c="8"/>return "la chaine doit comporter 3 informations séparées par des /";</text:p>
      <text:p text:style-name="Preformatted_20_Text"><text:s text:c="5"/>if (joursMoisAnnee[0].length()!=2)</text:p>
      <text:p text:style-name="Preformatted_20_Text"><text:s text:c="8"/>return "le jour doit comporter 2 caractères";</text:p>
      <text:p text:style-name="Preformatted_20_Text"><text:s text:c="5"/>if (joursMoisAnnee[1].length()!=2)</text:p>
      <text:p text:style-name="Preformatted_20_Text"><text:s text:c="8"/>return "le mois doit comporter 2 caractères";</text:p>
      <text:p text:style-name="Preformatted_20_Text"><text:s text:c="5"/>if (joursMoisAnnee[2].length()!=4)</text:p>
      <text:p text:style-name="P1"><text:s text:c="8"/>return "l'année doit comporter 4 caractères";</text:p>
      <text:p text:style-name="Preformatted_20_Text"><text:s text:c="5"/>int [] dateEnInt = new int[3];</text:p>
      <text:p text:style-name="Preformatted_20_Text"><text:s text:c="5"/>for (int i = 0; i &lt; joursMoisAnnee.length; i++) {</text:p>
      <text:p text:style-name="Preformatted_20_Text"><text:s text:c="8"/>try {</text:p>
      <text:p text:style-name="Preformatted_20_Text"><text:s text:c="11"/>dateEnInt[i] = Integer.valueOf(joursMoisAnnee[i]);</text:p>
      <text:p text:style-name="Preformatted_20_Text"><text:s text:c="8"/>} catch (NumberFormatException e) {</text:p>
      <text:p text:style-name="Preformatted_20_Text"><text:s text:c="11"/>return champ[i]+" ne doit comporter que des chiffres";</text:p>
      <text:p text:style-name="Preformatted_20_Text"><text:s text:c="8"/>}</text:p>
      <text:p text:style-name="Preformatted_20_Text"><text:s text:c="8"/>if (dateEnInt[i] &lt; 0)</text:p>
      <text:p text:style-name="Preformatted_20_Text"><text:s text:c="11"/>return champ[i]+" ne doit pas être négatif";</text:p>
      <text:p text:style-name="Preformatted_20_Text"><text:s text:c="5"/>}</text:p>
      <text:p text:style-name="Preformatted_20_Text"><text:s text:c="5"/>StringBuilder builder = new StringBuilder();</text:p>
      <text:p text:style-name="Preformatted_20_Text"><text:s text:c="5"/>if (dateEnInt[1] &gt; 12 || dateEnInt[1] &lt; 1) {</text:p>
      <text:p text:style-name="Preformatted_20_Text"><text:s text:c="8"/>return "mois invalide";</text:p>
      <text:p text:style-name="Preformatted_20_Text"><text:s text:c="5"/>} else {</text:p>
      <text:p text:style-name="Preformatted_20_Text"><text:s text:c="8"/>if (dateEnInt[0] &lt;= dayOfMonth[dateEnInt[1] - 1])</text:p>
      <text:p text:style-name="Preformatted_20_Text"><text:s text:c="11"/>builder.append(dateEnInt[0]).append(" ");</text:p>
      <text:p text:style-name="Preformatted_20_Text"><text:s text:c="8"/>else if (dateEnInt[1]==2 &amp;&amp; dateEnInt[0]==29)</text:p>
      <text:p text:style-name="Preformatted_20_Text"><text:s text:c="11"/>if (dateEnInt[2]%400==0 || (dateEnInt[2]%4==0 &amp;&amp; </text:p>
      <text:p text:style-name="Preformatted_20_Text"><text:s text:c="17"/>dateEnInt[2]%100!=0))</text:p>
      <text:p text:style-name="Preformatted_20_Text"><text:s text:c="14"/>builder.append(dateEnInt[0]).append(" ");</text:p>
      <text:p text:style-name="Preformatted_20_Text"><text:s text:c="11"/>else</text:p>
      <text:p text:style-name="Preformatted_20_Text"><text:s text:c="14"/>return "l'an "+dateEnInt[2]+" n'est pas bissextile";</text:p>
      <text:p text:style-name="Preformatted_20_Text"><text:s text:c="8"/>else</text:p>
      <text:p text:style-name="P1"><text:s text:c="11"/>return "jour invalide pour le mois choisi";</text:p>
      <text:p text:style-name="Preformatted_20_Text"><text:bookmark text:name="yui_3_17_2_1_1674211714643_36"/><text:s text:c="8"/>builder.append(month[dateEnInt[1] - 1]).append(" ");</text:p>
      <text:p text:style-name="Preformatted_20_Text"><text:s text:c="8"/>builder.append(dateEnInt[2]);</text:p>
      <text:p text:style-name="Preformatted_20_Text"><text:s text:c="5"/>}</text:p>
      <text:p text:style-name="Preformatted_20_Text"><text:s text:c="5"/>return builder.toString();</text:p>
      <text:p text:style-name="Preformatted_20_Text"><text:s text:c="3"/>}</text:p>
      <text:p text:style-name="P1">}</text:p>
      <text:p text:style-name="P12">Cas de test : <text:s text:c="4"/>20/02 = la chaine doit comporter 3 informations séparées par des /"</text:p>
      <text:p text:style-name="P12"><text:tab/><text:tab/>012/03/2000 = le jour doit comporter 2 caractères</text:p>
      <text:p text:style-name="P12"><text:tab/><text:tab/>12/003/2000 = le mois doit comporter 2 caractères</text:p>
      <text:p text:style-name="P12"><text:tab/><text:tab/>12/02/23 = l’année doit comporter 4 caractères</text:p>
      <text:p text:style-name="P12"><text:tab/><text:tab/>05/fe/2012 = <text:span text:style-name="T11">le mois </text:span>ne doit comporter que des chiffres</text:p>
      <text:p text:style-name="P12"><text:tab/><text:tab/><text:span text:style-name="T9">15/13/2000 ou 15/00/2000 = mois invalide</text:span></text:p>
      <text:p text:style-name="P12"><text:tab/><text:tab/><text:span text:style-name="T9">29/02/2023 = l’an 2023 n’est pas bissextile</text:span></text:p>
      <text:p text:style-name="P12"><text:tab/><text:tab/><text:span text:style-name="T12">29/02/2004</text:span></text:p>
      <text:p text:style-name="P12"><text:tab/><text:tab/><text:span text:style-name="T9">3</text:span><text:span text:style-name="T10">1</text:span><text:span text:style-name="T9">/04/2023 jour invalide pour le mois choisi</text:span></text:p>
      <text:p text:style-name="P12"><text:soft-page-break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0:43:25.692984123</meta:creation-date>
    <dc:date>2023-01-27T10:45:36.353593045</dc:date>
    <meta:editing-duration>PT1H42M15S</meta:editing-duration>
    <meta:editing-cycles>14</meta:editing-cycles>
    <meta:generator>LibreOffice/7.4.4.2$Linux_X86_64 LibreOffice_project/40$Build-2</meta:generator>
    <meta:document-statistic meta:table-count="0" meta:image-count="0" meta:object-count="0" meta:page-count="4" meta:paragraph-count="121" meta:word-count="745" meta:character-count="5554" meta:non-whitespace-character-count="4391"/>
  </office:meta>
</office:document-meta>
</file>